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ource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Feature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StaxSource( XMLStreamReader stream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Source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parse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StaxSource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Source.getQualified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Source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Attribut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axSource.getFea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